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8d22" officeooo:paragraph-rsid="000f8d22"/>
    </style:style>
    <style:style style:name="P2" style:family="paragraph" style:parent-style-name="Text_20_body" style:list-style-name="L1">
      <style:text-properties officeooo:rsid="000f8d22" officeooo:paragraph-rsid="000f8d22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ff8b5db4-909e-a87c-9426-d12cda5e3ec3"/>Embedding space should be changed as follows:</text:p>
      <text:p text:style-name="P3">(Number of unique ASes, log(total words)) or (Number of unique AS, bitlength of AS).</text:p>
      <text:p text:style-name="P3">Coincidentally the second dimension is same: 32 in both approaches.</text:p>
      <text:p text:style-name="Text_20_body"><text:line-break/></text:p>
      <text:p text:style-name="P1">Once we get the embedding space.</text:p>
      <text:p text:style-name="P1"/>
      <text:p text:style-name="P1">Use lookup and then feed the lookup of Ases into character-RNN like langauge model (because this is unsupervised)</text:p>
      <text:p text:style-name="P1"/>
      <text:p text:style-name="P1">Note:</text:p>
      <text:p text:style-name="P1"/>
      <text:p text:style-name="P1">BASELINE: TFIDF APPROACH IS USELESS.</text:p>
      <text:p text:style-name="P1">Use direct sentences to build the language model from scratch. LSTM/RNN/GRU or all three for baseline.</text:p>
      <text:p text:style-name="P1">And then, word2vec + LSTM/RNN/GRU for the main part of project.</text:p>
      <text:p text:style-name="P1"/>
      <text:p text:style-name="P1">Test on the same data. ** Important</text:p>
      <text:p text:style-name="P1"/>
      <text:p text:style-name="P1">Building fake data:</text:p>
      <text:p text:style-name="P1">functions to replicate real world fake paths:</text:p>
      <text:list xml:id="list6178441899743683101" text:style-name="L1">
        <text:list-item>
          <text:p text:style-name="P2">Hijacks: change the destingation – add xxxx at the end of some paths</text:p>
        </text:list-item>
        <text:list-item>
          <text:p text:style-name="P2">Deviation: add a subpath.<text:line-break/>Eg – change 1234 5678 12345 to 1234 xxx 5678 yyyy zzzzz 12345</text:p>
        </text:list-item>
        <text:list-item>
          <text:p text:style-name="P2">Cut path lengths: select some random paths of length &gt; 4 and cut them. - Real life: malicious neighbor AS that announces wrong routes</text:p>
        </text:list-item>
        <text:list-item>
          <text:p text:style-name="P2">more..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1:22:47.366217714</meta:creation-date>
    <dc:date>2018-02-13T11:28:16.899636919</dc:date>
    <meta:editing-duration>PT5M30S</meta:editing-duration>
    <meta:editing-cycles>1</meta:editing-cycles>
    <meta:document-statistic meta:table-count="0" meta:image-count="0" meta:object-count="0" meta:page-count="1" meta:paragraph-count="17" meta:word-count="162" meta:character-count="946" meta:non-whitespace-character-count="801"/>
    <meta:generator>LibreOffice/5.1.6.2$Linux_X86_64 LibreOffice_project/10m0$Build-2</meta:generator>
  </office:meta>
</office:document-meta>
</file>